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5DE00000467DCE98BFB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2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000080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4c4c4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458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33333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3deb3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6666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-dash="Line_20_with_20_Fine_20_Dots"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-dash="Line_20_with_20_Fine_20_Dots"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84cm" fo:min-width="0cm" fo:padding-top="0.2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691cm" fo:min-width="0cm" fo:padding-top="0.179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0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683cm" fo:min-width="0cm" fo:padding-top="0.199cm" fo:padding-bottom="0.13cm" fo:padding-left="0.25cm" fo:padding-right="0.25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4cm" fo:min-width="0cm" fo:padding-top="0.199cm" fo:padding-bottom="0.13cm" fo:padding-left="0.25cm" fo:padding-right="0.25cm" fo:wrap-option="wrap" draw:shadow-color="#808080"/>
    </style:style>
    <style:style style:name="pr8" style:family="presentation" style:parent-style-name="Title1-notes">
      <style:graphic-properties draw:stroke="none" draw:fill="none" draw:fill-color="#ffffff" draw:auto-grow-height="true" fo:min-height="11.406cm"/>
    </style:style>
    <style:style style:name="pr9" style:family="presentation" style:parent-style-name="Title1-title">
      <style:graphic-properties draw:stroke="none" draw:fill="none" draw:fill-color="#ffffff" fo:min-height="4.782cm" draw:shadow-color="#808080"/>
    </style:style>
    <style:style style:name="pr10" style:family="presentation" style:parent-style-name="Title1-outline1">
      <style:graphic-properties draw:stroke="none" draw:fill="none" draw:fill-color="#ffffff" fo:min-height="13.575cm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32cm" fo:min-width="0cm" fo:padding-top="0.23cm" fo:padding-bottom="0.13cm" fo:padding-left="0.25cm" fo:padding-right="0.25cm" fo:wrap-option="wrap" draw:shadow-color="#808080"/>
    </style:style>
    <style:style style:name="pr12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51cm" fo:min-width="0cm" fo:padding-top="0.199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cm" fo:min-width="0cm" fo:padding-top="0.2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27cm" fo:min-width="0cm" fo:padding-top="0.199cm" fo:padding-bottom="0.13cm" fo:padding-left="0.25cm" fo:padding-right="0.25cm" fo:wrap-option="wrap" draw:shadow-color="#808080"/>
    </style:style>
    <style:style style:name="pr15" style:family="presentation" style:parent-style-name="Default-outline1" style:list-style-name="L1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72cm" fo:min-width="0cm" fo:padding-top="0.199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7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229cm" fo:min-width="0cm" fo:padding-top="0.199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4cm" fo:min-width="0cm" fo:padding-top="0.199cm" fo:padding-bottom="0.13cm" fo:padding-left="0.25cm" fo:padding-right="0.25cm" fo:wrap-option="wrap" draw:shadow-color="#808080"/>
    </style:style>
    <style:style style:name="co1" style:family="table-column">
      <style:table-column-properties style:column-width="4.996cm" style:use-optimal-column-width="false"/>
    </style:style>
    <style:style style:name="co2" style:family="table-column">
      <style:table-column-properties style:column-width="5.001cm" style:use-optimal-column-width="false"/>
    </style:style>
    <style:style style:name="co3" style:family="table-column">
      <style:table-column-properties style:column-width="5.005cm" style:use-optimal-column-width="false"/>
    </style:style>
    <style:style style:name="co4" style:family="table-column">
      <style:table-column-properties style:column-width="4.753cm" style:use-optimal-column-width="false"/>
    </style:style>
    <style:style style:name="co5" style:family="table-column">
      <style:table-column-properties style:column-width="4.074cm" style:use-optimal-column-width="false"/>
    </style:style>
    <style:style style:name="co6" style:family="table-column">
      <style:table-column-properties style:column-width="4.069cm" style:use-optimal-column-width="false"/>
    </style:style>
    <style:style style:name="co7" style:family="table-column">
      <style:table-column-properties style:column-width="4.078cm" style:use-optimal-column-width="false"/>
    </style:style>
    <style:style style:name="ro1" style:family="table-row">
      <style:table-row-properties style:row-height="2.544cm"/>
    </style:style>
    <style:style style:name="ro2" style:family="table-row">
      <style:table-row-properties style:row-height="2.546cm"/>
    </style:style>
    <style:style style:name="ro3" style:family="table-row">
      <style:table-row-properties style:row-height="3.303cm"/>
    </style:style>
    <style:style style:name="ro4" style:family="table-row">
      <style:table-row-properties style:row-height="2.545cm"/>
    </style:style>
    <style:style style:name="ro5" style:family="table-row">
      <style:table-row-properties style:row-height="1.79cm"/>
    </style:style>
    <style:style style:name="ro6" style:family="table-row">
      <style:table-row-properties style:row-height="1.792cm"/>
    </style:style>
    <style:style style:name="ro7" style:family="table-row">
      <style:table-row-properties style:row-height="1.789cm"/>
    </style:style>
    <style:style style:name="ro8" style:family="table-row">
      <style:table-row-properties style:row-height="2.402cm"/>
    </style:style>
    <style:style style:name="ro9" style:family="table-row">
      <style:table-row-properties style:row-height="2.401cm"/>
    </style:style>
    <style:style style:name="ro10" style:family="table-row">
      <style:table-row-properties style:row-height="3.122cm"/>
    </style:style>
    <style:style style:name="ro11" style:family="table-row">
      <style:table-row-properties style:row-height="3.826cm"/>
    </style:style>
    <style:style style:name="ce1" style:family="table-cell">
      <style:graphic-properties draw:fill="solid" draw:fill-color="#9999ff" draw:opacity="100%" style:repeat="repeat" draw:textarea-vertical-align="top" fo:padding-top="0.584cm" fo:padding-bottom="0.13cm" fo:padding-left="0.25cm" fo:padding-right="0.25cm"/>
    </style:style>
    <style:style style:name="ce2" style:family="table-cell">
      <style:graphic-properties draw:fill="solid" draw:fill-color="#9999ff" draw:opacity="100%" style:repeat="repeat" draw:textarea-vertical-align="top" fo:padding-top="0.622cm" fo:padding-bottom="0.13cm" fo:padding-left="0.25cm" fo:padding-right="0.25cm"/>
    </style:style>
    <style:style style:name="ce3" style:family="table-cell">
      <style:graphic-properties draw:fill="solid" draw:fill-color="#ccccff" draw:opacity="100%" style:repeat="repeat" draw:textarea-vertical-align="top" fo:padding-top="0.622cm" fo:padding-bottom="0.13cm" fo:padding-left="0.25cm" fo:padding-right="0.25cm"/>
    </style:style>
    <style:style style:name="ce4" style:family="table-cell">
      <style:graphic-properties draw:fill="solid" draw:fill-color="#e6e6ff" draw:opacity="100%" style:repeat="repeat" draw:textarea-vertical-align="top" fo:padding-top="0.622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516cm" fo:margin-right="0cm" fo:margin-top="0.246cm" fo:margin-bottom="0cm" fo:line-height="93%" fo:text-indent="-1.115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.952cm" fo:margin-right="0cm" fo:margin-top="0.246cm" fo:margin-bottom="0cm" fo:line-height="93%" fo:text-indent="-0.935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68%" fo:text-align="center" fo:text-indent="0cm" style:punctuation-wrap="hanging" style:line-break="strict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margin-left="0cm" fo:margin-right="0cm" fo:line-height="68%" fo:text-indent="0cm" style:punctuation-wrap="hanging" style:line-break="strict"/>
    </style:style>
    <style:style style:name="P10" style:family="paragraph">
      <style:paragraph-properties fo:margin-left="1.508cm" fo:margin-right="0cm" fo:margin-top="0.246cm" fo:margin-bottom="0cm" fo:line-height="93%" fo:text-indent="-1.116cm" style:punctuation-wrap="hanging" style:line-break="strict"/>
    </style:style>
    <style:style style:name="P11" style:family="paragraph">
      <style:paragraph-properties fo:margin-left="2.407cm" fo:margin-right="0cm" fo:margin-top="0.211cm" fo:margin-bottom="0cm" fo:line-height="93%" fo:text-indent="-0.763cm" style:punctuation-wrap="hanging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style:paragraph-properties style:writing-mode="lr-tb" style:font-independent-line-spacing="true"/>
      <style:text-properties fo:color="#ffffff" fo:font-size="40pt" style:font-size-asian="40pt" style:font-size-complex="40pt"/>
    </style:style>
    <style:style style:name="P15" style:family="paragraph">
      <style:paragraph-properties fo:margin-left="0.94cm" fo:margin-right="0cm" fo:text-indent="0.889cm"/>
    </style:style>
    <style:style style:name="P16" style:family="paragraph">
      <style:paragraph-properties style:writing-mode="lr-tb" style:font-independent-line-spacing="true"/>
      <style:text-properties fo:color="#ffffff" fo:font-size="25pt" style:font-size-asian="25pt" style:font-size-complex="25pt"/>
    </style:style>
    <style:style style:name="P17" style:family="paragraph">
      <style:paragraph-properties fo:margin-left="0.952cm" fo:margin-right="0cm" fo:margin-top="0.246cm" fo:margin-bottom="0cm" fo:text-indent="-0.93cm" style:punctuation-wrap="hanging" style:line-break="strict"/>
    </style:style>
    <style:style style:name="P18" style:family="paragraph">
      <style:paragraph-properties fo:margin-left="0.94cm" fo:margin-right="0cm" fo:margin-top="0.246cm" fo:margin-bottom="0cm" fo:text-indent="0.889cm" style:punctuation-wrap="hanging" style:line-break="strict"/>
    </style:style>
    <style:style style:name="P19" style:family="paragraph">
      <style:paragraph-properties fo:margin-left="0.94cm" fo:margin-right="0cm" fo:text-indent="0.889cm" style:writing-mode="lr-tb" style:font-independent-line-spacing="true"/>
    </style:style>
    <style:style style:name="P20" style:family="paragraph"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000000"/>
    </style:style>
    <style:style style:name="T1" style:family="text">
      <style:text-properties fo:language="ru" fo:country="RU"/>
    </style:style>
    <style:style style:name="T2" style:family="text">
      <style:text-properties fo:font-size="20pt" fo:language="ru" fo:country="RU" style:font-size-asian="20pt" style:font-size-complex="20pt"/>
    </style:style>
    <style:style style:name="T3" style:family="text">
      <style:text-properties fo:font-family="'Times New Roman'" style:font-family-generic="roman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font-family="'Times New Roman'" style:font-family-generic="roman" style:font-pitch="variable" fo:font-size="32pt" fo:language="en" fo:country="US" style:font-size-asian="32pt" style:font-size-complex="32pt"/>
    </style:style>
    <style:style style:name="T5" style:family="text">
      <style:text-properties fo:font-size="30pt" fo:language="ru" fo:country="RU" style:font-size-asian="30pt" style:font-size-complex="30pt"/>
    </style:style>
    <style:style style:name="T6" style:family="text">
      <style:text-properties fo:font-size="30pt" fo:language="ru" fo:country="RU" fo:font-weight="bold" style:font-size-asian="30pt" style:font-weight-asian="bold" style:font-size-complex="30pt" style:font-weight-complex="bold"/>
    </style:style>
    <style:style style:name="T7" style:family="text">
      <style:text-properties fo:color="#000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8" style:family="text">
      <style:text-properties fo:color="#ff0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9" style:family="text">
      <style:text-properties fo:color="#ff6309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10" style:family="text">
      <style:text-properties fo:color="#008000" fo:font-family="'Times New Roman'" style:font-family-generic="roman" style:font-pitch="variable" fo:language="ru" fo:country="RU" style:font-family-asian="'DejaVu Sans'" style:font-pitch-asian="variable" style:font-family-complex="'DejaVu Sans'" style:font-pitch-complex="variable"/>
    </style:style>
    <style:style style:name="T11" style:family="text">
      <style:text-properties fo:font-size="41pt" fo:language="ru" fo:country="RU" fo:font-weight="bold" style:font-size-asian="41pt" style:font-weight-asian="bold" style:font-size-complex="41pt" style:font-weight-complex="bold"/>
    </style:style>
    <style:style style:name="T12" style:family="text"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T13" style:family="text"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14" style:family="text">
      <style:text-properties fo:font-size="24pt" fo:language="ru" fo:country="RU" style:font-size-asian="24pt" style:font-size-complex="24pt"/>
    </style:style>
    <style:style style:name="T15" style:family="text">
      <style:text-properties fo:font-size="22pt" fo:language="ru" fo:country="RU" style:font-size-asian="22pt" style:font-size-complex="22pt"/>
    </style:style>
    <style:style style:name="T16" style:family="text">
      <style:text-properties fo:font-size="18pt" fo:language="ru" fo:country="RU" style:font-size-asian="18pt" style:font-size-complex="18pt"/>
    </style:style>
    <style:style style:name="T17" style:family="text">
      <style:text-properties fo:font-size="26pt" fo:language="ru" fo:country="RU" style:font-size-asian="26pt" style:font-size-complex="26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color="#ffffff" fo:font-size="60pt" style:font-size-asian="60pt" style:font-size-complex="60pt"/>
    </style:style>
    <style:style style:name="T20" style:family="text">
      <style:text-properties fo:color="#00ff00" fo:font-size="60pt" style:font-size-asian="60pt" style:font-size-complex="60pt"/>
    </style:style>
    <style:style style:name="T21" style:family="text">
      <style:text-properties fo:color="#ffffff" fo:font-size="40pt" fo:language="ru" fo:country="RU" style:font-size-asian="40pt" style:font-size-complex="40pt"/>
    </style:style>
    <style:style style:name="T22" style:family="text">
      <style:text-properties fo:color="#ffffff" fo:font-size="25pt" fo:language="ru" fo:country="RU" style:font-size-asian="25pt" style:font-size-complex="25pt"/>
    </style:style>
    <style:style style:name="T23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630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889cm" text:min-label-width="1.01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fo:color="#ffffff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11">
      <text:list-level-style-bullet text:level="1" text:bullet-char="➔">
        <style:list-level-properties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1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5" presentation:use-date-time-name="dtd1">
        <draw:frame presentation:style-name="pr1" draw:text-style-name="P2" draw:layer="layout" svg:width="22.86cm" svg:height="5.2cm" svg:x="1.27cm" svg:y="1.251cm" presentation:class="title" presentation:user-transformed="true">
          <draw:text-box>
            <text:list text:style-name="L1">
              <text:list-header>
                <text:p text:style-name="P1"><text:span text:style-name="T1">Доработка системы генерации тестовых заданий ЕГЭ по информатике</text:span></text:p>
              </text:list-header>
            </text:list>
          </draw:text-box>
        </draw:frame>
        <draw:frame presentation:style-name="pr2" draw:text-style-name="P2" draw:layer="layout" svg:width="15.002cm" svg:height="7.999cm" svg:x="10.001cm" svg:y="9.899cm" presentation:class="outline" presentation:user-transformed="true">
          <draw:text-box>
            <text:list text:style-name="L2">
              <text:list-header>
                <text:p text:style-name="P3"><text:span text:style-name="T2">Курсовая работа студента c8403a гр. Кевролетина Василия Владимировича</text:span></text:p>
                <text:p text:style-name="P3"><text:span text:style-name="T2"/></text:p>
                <text:p text:style-name="P3"><text:span text:style-name="T2">Руководитель: старший преподаватель кафедры информатики <text:s/>математического и компьютерного моделирования Кленин Александр Сергеевич</text:span><text:span text:style-name="T1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31cm" draw:page-number="1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  <officeooo:annotation svg:x="0cm" svg:y="0cm">
          <dc:creator>Behemoth </dc:creator>
          <dc:date>2011-04-28T01:02:39</dc:date>
          <text:p/>
        </officeooo:annotation>
      </draw:page>
      <draw:page draw:name="page2" draw:style-name="dp1" draw:master-page-name="Default" presentation:presentation-page-layout-name="AL1T15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лоссарий</text:span></text:p>
              </text:list-header>
            </text:list>
          </draw:text-box>
        </draw:frame>
        <draw:frame presentation:style-name="pr5" draw:text-style-name="P2" draw:layer="layout" svg:width="23.636cm" svg:height="11.011cm" svg:x="0.498cm" svg:y="5.498cm" presentation:class="outline" presentation:user-transformed="true">
          <draw:text-box>
            <text:list text:style-name="L3">
              <text:list-header>
                <text:p text:style-name="P5"><text:span text:style-name="T3">Единый государственный экзамен</text:span><text:span text:style-name="T4"> </text:span></text:p>
                <text:p text:style-name="P5"><text:span text:style-name="T3">Вариант задания</text:span><text:span text:style-name="T4"> </text:span></text:p>
                <text:p text:style-name="P5"><text:span text:style-name="T3">Генерация задания</text:span></text:p>
                <text:p text:style-name="P5"><text:span text:style-name="T3">Генератор</text:span></text:p>
              </text:list-header>
            </text:list>
          </draw:text-box>
        </draw:frame>
        <presentation:notes draw:style-name="dp2">
          <draw:page-thumbnail draw:style-name="gr1" draw:layer="layout" svg:width="0.004cm" svg:height="37.359cm" svg:x="0cm" svg:y="-16.748cm" draw:page-number="2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draw:frame presentation:style-name="pr6" draw:text-style-name="P2" draw:layer="layout" svg:width="22.851cm" svg:height="3.736cm" svg:x="1.269cm" svg:y="0.48cm" presentation:class="title" presentation:user-transformed="true">
          <draw:text-box>
            <text:list text:style-name="L1">
              <text:list-header>
                <text:p text:style-name="P4"><text:span text:style-name="T1">Постановка задачи</text:span></text:p>
              </text:list-header>
            </text:list>
          </draw:text-box>
        </draw:frame>
        <draw:frame presentation:style-name="pr7" draw:text-style-name="P2" draw:layer="layout" svg:width="22.851cm" svg:height="12.568cm" svg:x="1.648cm" svg:y="4.93cm" presentation:class="outline" presentation:user-transformed="true">
          <draw:text-box>
            <text:list text:style-name="L1">
              <text:list-header>
                <text:p text:style-name="P6"><text:span text:style-name="T5">Следует </text:span><text:span text:style-name="T6">доработать</text:span><text:span text:style-name="T5"> существующую систему автоматической генерации тестовых заданий ЕГЭ по информатике, созданную А.С. Клениным.</text:span></text:p>
              </text:list-header>
            </text:list>
          </draw:text-box>
        </draw:frame>
        <presentation:notes draw:style-name="dp4">
          <draw:page-thumbnail draw:style-name="gr1" draw:layer="layout" svg:width="0.004cm" svg:height="37.36cm" svg:x="0cm" svg:y="-16.753cm" draw:page-number="3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draw:frame presentation:style-name="pr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10" draw:layer="layout" svg:width="22.856cm" svg:height="13.825cm" svg:x="1.27cm" svg:y="4.444cm" presentation:class="outline" presentation:placeholder="true" presentation:user-transformed="true">
          <draw:text-box/>
        </draw:frame>
        <draw:frame draw:style-name="standard" draw:layer="layout" svg:width="24.998cm" svg:height="17.063cm" svg:x="0.247cm" svg:y="1.817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4">
                  <text:list-header>
                    <text:p text:style-name="P7"><text:span text:style-name="T7">Официальный портал ЕГЭ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Печатные источники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Неофициальные интернет-порталы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7">Наша система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4">
                  <text:list-header>
                    <text:p text:style-name="P7"><text:span text:style-name="T7">Количество различных вариант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мало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средн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мало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много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style-name="L4">
                  <text:list-header>
                    <text:p text:style-name="P7"><text:span text:style-name="T7">Автоматическое тестировани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1 вариант заданий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максимум 1 вариант на сай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простая интеграция с системами тестирования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style-name="L4">
                  <text:list-header>
                    <text:p text:style-name="P7"><text:span text:style-name="T7">Официальный источник информации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"><text:span text:style-name="T8">нет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style-name="L4">
                  <text:list-header>
                    <text:p text:style-name="P7"><text:span text:style-name="T7">Задания типа А и В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не везде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</table:table-row>
            <table:table-row table:style-name="ro6" table:default-cell-style-name="ce3">
              <table:table-cell>
                <text:list text:style-name="L4">
                  <text:list-header>
                    <text:p text:style-name="P7"><text:span text:style-name="T7">Объяснение хода решения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только задания типа С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7"><text:span text:style-name="T9">только задания типа С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7"><text:span text:style-name="T9">обсуждения на форумах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7"><text:span text:style-name="T8">нет, возможно в перспективе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style-name="L4">
                  <text:list-header>
                    <text:p text:style-name="P7"><text:span text:style-name="T7">Наличие ответов к заданиям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7"><text:span text:style-name="T9">не везде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7"><text:span text:style-name="T10">да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25.4cm" svg:height="3.739cm" svg:x="0cm" svg:y="-1.001cm">
          <text:list text:style-name="L1">
            <text:list-header>
              <text:p text:style-name="P8"><text:span text:style-name="T11">Обзор источников заданий ЕГЭ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0.004cm" svg:height="37.359cm" svg:x="0cm" svg:y="-16.748cm" draw:page-number="4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draw:frame presentation:style-name="pr9" draw:layer="layout" svg:width="22.856cm" svg:height="5.042cm" svg:x="1.27cm" svg:y="0.458cm" presentation:class="title" presentation:placeholder="true" presentation:user-transformed="true">
          <draw:text-box/>
        </draw:frame>
        <draw:frame presentation:style-name="pr10" draw:layer="layout" svg:width="22.856cm" svg:height="13.825cm" svg:x="1.27cm" svg:y="4.444cm" presentation:class="outline" presentation:placeholder="true" presentation:user-transformed="true">
          <draw:text-box/>
        </draw:frame>
        <draw:frame draw:style-name="standard" draw:layer="layout" svg:width="25.121cm" svg:height="17.117cm" svg:x="0.251cm" svg:y="1.424cm">
          <table:table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7"/>
            <table:table-row table:style-name="ro7" table:default-cell-style-name="ce2">
              <table:table-cell table:style-name="ce1"/>
              <table:table-cell>
                <text:list text:style-name="L4">
                  <text:list-header>
                    <text:p text:style-name="P9"><text:span text:style-name="T7">Редактор тестов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Редактор курсов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Редактор выражений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Генератор ИДЗ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Наша система</text:span></text:p>
                  </text:list-header>
                </text:list>
              </table:table-cell>
            </table:table-row>
            <table:table-row table:style-name="ro7" table:default-cell-style-name="ce3">
              <table:table-cell>
                <text:list text:continue-numbering="true" text:style-name="L4">
                  <text:list-header>
                    <text:p text:style-name="P9"><text:span text:style-name="T7">Генерация условий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list text:style-name="L4">
                  <text:list-header>
                    <text:p text:style-name="P9"><text:span text:style-name="T7">Генерация ответ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8" table:default-cell-style-name="ce3">
              <table:table-cell>
                <text:list text:style-name="L4">
                  <text:list-header>
                    <text:p text:style-name="P9"><text:span text:style-name="T7">Генерация дистракторов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9"><text:span text:style-name="T7">возможна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</table:table-row>
            <table:table-row table:style-name="ro9" table:default-cell-style-name="ce4">
              <table:table-cell>
                <text:list text:style-name="L4">
                  <text:list-header>
                    <text:p text:style-name="P9"><text:span text:style-name="T7">Построение хода решения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есть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9"><text:span text:style-name="T9">Нет, в перспективе возможно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9"><text:span text:style-name="T7">Требования к пользователю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низкие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низкие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9"><text:span text:style-name="T10">высокие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9"><text:span text:style-name="T9">разны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высокие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style-name="L4">
                  <text:list-header>
                    <text:p text:style-name="P9"><text:span text:style-name="T7">Заданий ЕГЭ по информатике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"><text:span text:style-name="T8">нет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9"><text:span text:style-name="T10">да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26cm" svg:height="1.874cm" svg:x="-0.3cm" svg:y="-0.198cm">
          <text:list text:style-name="L1">
            <text:list-header>
              <text:p text:style-name="P8"><text:span text:style-name="T12">Обзор автоматических генераторов заданий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0.004cm" svg:height="37.359cm" svg:x="0cm" svg:y="-16.748cm" draw:page-number="5" presentation:class="page"/>
          <draw:frame presentation:style-name="pr8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date-time-name="dtd1">
        <draw:frame presentation:style-name="pr11" draw:text-style-name="P2" draw:layer="layout" svg:width="22.86cm" svg:height="3.992cm" svg:x="1.27cm" svg:y="0.356cm" presentation:class="title" presentation:user-transformed="true">
          <draw:text-box>
            <text:list text:style-name="L1">
              <text:list-header>
                <text:p text:style-name="P1"><text:span text:style-name="T1">План работы</text:span></text:p>
              </text:list-header>
            </text:list>
          </draw:text-box>
        </draw:frame>
        <draw:frame presentation:style-name="pr12" draw:text-style-name="P2" draw:layer="layout" svg:width="22.86cm" svg:height="13.079cm" svg:x="1.27cm" svg:y="4.445cm" presentation:class="outline" presentation:user-transformed="true">
          <draw:text-box>
            <text:list text:style-name="L8">
              <text:list-item>
                <text:p text:style-name="P6"><text:span text:style-name="T1">Изучить демонстрационные варианты тестовых заданий ЕГЭ по информатике.</text:span></text:p>
              </text:list-item>
              <text:list-item>
                <text:p text:style-name="P6"><text:span text:style-name="T1">Выбрать задания, которые необходимо добавить.</text:span></text:p>
              </text:list-item>
              <text:list-item>
                <text:p text:style-name="P6"><text:span text:style-name="T1">Добавить выбранные задания.</text:span></text:p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6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presentation:use-date-time-name="dtd1">
        <draw:frame presentation:style-name="pr13" draw:text-style-name="P2" draw:layer="layout" svg:width="22.86cm" svg:height="3.74cm" svg:x="1.27cm" svg:y="0.48cm" presentation:class="title" presentation:user-transformed="true">
          <draw:text-box>
            <text:list text:style-name="L1">
              <text:list-header>
                <text:p text:style-name="P1"><text:span text:style-name="T1">Структура проекта</text:span></text:p>
              </text:list-header>
            </text:list>
          </draw:text-box>
        </draw:frame>
        <draw:frame presentation:style-name="pr14" draw:text-style-name="P2" draw:layer="layout" svg:width="23.632cm" svg:height="13.555cm" svg:x="0.498cm" svg:y="4.444cm" presentation:class="outline" presentation:user-transformed="true">
          <draw:text-box>
            <text:list text:style-name="L2">
              <text:list-header>
                <text:p text:style-name="P10"><text:span text:style-name="T13"/></text:p>
              </text:list-header>
            </text:list>
            <text:list text:style-name="L9">
              <text:list-item>
                <text:list>
                  <text:list-header>
                    <text:p text:style-name="P11"><text:span text:style-name="T13"/></text:p>
                  </text:list-header>
                </text:list>
              </text:list-item>
            </text:list>
          </draw:text-box>
        </draw:frame>
        <draw:custom-shape draw:style-name="gr4" draw:text-style-name="P2" draw:layer="layout" svg:width="4.781cm" svg:height="3.502cm" svg:x="0.22cm" svg:y="3.598cm">
          <text:list text:style-name="L1">
            <text:list-header>
              <text:p text:style-name="P12"><text:span text:style-name="T14">Командная </text:span></text:p>
              <text:p text:style-name="P12"><text:span text:style-name="T14">строка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393cm" svg:height="10.499cm" svg:x="19.107cm" svg:y="6.002cm">
          <text:p/>
          <draw:enhanced-geometry svg:viewBox="0 0 21600 21600" draw:path-stretchpoint-x="10800" draw:path-stretchpoint-y="10800" draw:text-areas="?f3 ?f4 ?f5 ?f6" draw:type="round-rectangle" draw:modifiers="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198cm" svg:height="3.501cm" svg:x="7.801cm" svg:y="4cm">
          <text:list text:style-name="L1">
            <text:list-header>
              <text:p text:style-name="P12"><text:span text:style-name="T15">Процедуры вызова</text:span></text:p>
              <text:p text:style-name="P12"><text:span text:style-name="T15">генераторов и вывода</text:span></text:p>
              <text:p text:style-name="P12"><text:span text:style-name="T15">результатов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793cm" svg:height="10.499cm" svg:x="19.5cm" svg:y="6.002cm">
          <text:list text:style-name="L1">
            <text:list-header>
              <text:p text:style-name="P12"><text:span text:style-name="T16">Стандартная</text:span></text:p>
              <text:p text:style-name="P12"><text:span text:style-name="T16">библиотека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8.41cm" svg:height="3.497cm" svg:x="7.999cm" svg:y="15.002cm">
          <text:list text:style-name="L1">
            <text:list-header>
              <text:p text:style-name="P12"><text:span text:style-name="T14">Библиотека</text:span></text:p>
              <text:p text:style-name="P12"><text:span text:style-name="T14">генерации </text:span></text:p>
              <text:p text:style-name="P12"><text:span text:style-name="T14">заданий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2" draw:layer="layout" svg:width="1.887cm" svg:height="2.134cm" svg:x="8.546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52cm" svg:height="2.09cm" svg:x="9.587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48cm" svg:height="2.09cm" svg:x="10.86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927cm" svg:height="2.178cm" svg:x="11.98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52cm" svg:height="2.09cm" svg:x="13.29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6.257cm" svg:height="2.708cm" svg:x="9.018cm" svg:y="9.269cm">
          <text:list text:style-name="L1">
            <text:list-header>
              <text:p text:style-name="P4"><text:span text:style-name="T17">Генератор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372cm" svg:height="1.733cm" svg:x="11.302cm" svg:y="13.1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1.597cm" svg:height="0.37cm" svg:x="17.202cm" svg:y="6.6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1.667cm" svg:height="0.371cm" svg:x="17.163cm" svg:y="11.3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0.917cm" svg:height="1.552cm" svg:x="11.501cm" svg:y="7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1.83cm" svg:height="0.493cm" svg:x="16.969cm" svg:y="15.9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1.499cm" svg:height="1.499cm" svg:x="5.499cm" svg:y="4.4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0.005cm" svg:height="0.004cm" svg:x="0.004cm" svg:y="0cm" draw:page-number="7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date-time-name="dtd1">
        <draw:frame presentation:style-name="pr13" draw:text-style-name="P2" draw:layer="layout" svg:width="22.86cm" svg:height="3.74cm" svg:x="1.27cm" svg:y="-0.92cm" presentation:class="title" presentation:user-transformed="true">
          <draw:text-box>
            <text:list text:style-name="L1">
              <text:list-header>
                <text:p text:style-name="P1"><text:span text:style-name="T1">Добавленные Генераторы</text:span></text:p>
              </text:list-header>
            </text:list>
          </draw:text-box>
        </draw:frame>
        <draw:frame presentation:style-name="pr15" draw:text-style-name="P13" draw:layer="layout" svg:width="22.86cm" svg:height="16.515cm" svg:x="1.142cm" svg:y="3.3cm" presentation:class="outline" presentation:user-transformed="true">
          <draw:text-box>
            <text:list text:style-name="L4">
              <text:list-item>
                <text:p><text:span text:style-name="T18">A1 «Количество единиц в двоичной записи числа»</text:span></text:p>
              </text:list-item>
              <text:list-item>
                <text:p><text:span text:style-name="T18">A2 «Кратчайшего пути между населёнными пунктами»</text:span></text:p>
              </text:list-item>
              <text:list-item>
                <text:p><text:span text:style-name="T18">A5 «Автомат, строящий числа по заданным правилам»</text:span></text:p>
              </text:list-item>
              <text:list-item>
                <text:p><text:span text:style-name="T19">A7 «Копирование ячейки с формулой в электронной таблице»</text:span></text:p>
              </text:list-item>
              <text:list-item>
                <text:p><text:span text:style-name="T20">A9 «Неравномерный код»</text:span></text:p>
              </text:list-item>
              <text:list-item>
                <text:p><text:span text:style-name="T18">A11 «Определить размер пароля, созданного по заданным правилам»</text:span></text:p>
              </text:list-item>
              <text:list-item>
                <text:p><text:span text:style-name="T18">A12 «Переворот массива»</text:span></text:p>
              </text:list-item>
              <text:list-item>
                <text:p><text:span text:style-name="T18">B1 «Изменение размера перекодированного сообщения»</text:span></text:p>
              </text:list-item>
              <text:list-item>
                <text:p><text:span text:style-name="T18">B4 «Список слов, составленных из нескольких букв»</text:span></text:p>
              </text:list-item>
              <text:list-item>
                <text:p><text:span text:style-name="T18">B5 «Недостающее значение в электронной таблице»</text:span></text:p>
              </text:list-item>
              <text:list-item>
                <text:p><text:span text:style-name="T18">B8 «Основание системы счисления»</text:span></text:p>
              </text:list-item>
              <text:list-item>
                <text:p><text:span text:style-name="T18">B11 «Маска подсети»</text:span></text:p>
              </text:list-item>
              <text:list-item>
                <text:p><text:span text:style-name="T18">B12 «Запрос к поисковой системе»</text:span></text:p>
              </text:list-item>
              <text:list-item>
                <text:p><text:span text:style-name="T18">B13 «Программа из прибавлений и вычитаний»</text:span></text:p>
              </text:list-item>
              <text:list-item>
                <text:p><text:span text:style-name="T18">B15 «Специфичная формула математической логики»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8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presentation:use-date-time-name="dtd1">
        <draw:frame presentation:style-name="pr16" draw:text-style-name="P14" draw:layer="layout" svg:width="22.847cm" svg:height="3.727cm" svg:x="1.269cm" svg:y="0.481cm" presentation:class="title" presentation:user-transformed="true">
          <draw:text-box>
            <text:list text:style-name="L4">
              <text:list-item>
                <text:p><text:span text:style-name="T21">A9 «Неравномерный код»</text:span></text:p>
              </text:list-item>
            </text:list>
          </draw:text-box>
        </draw:frame>
        <draw:frame presentation:style-name="Default-outline1" draw:text-style-name="P15" draw:layer="layout" svg:width="22.847cm" svg:height="13.318cm" svg:x="0.648cm" svg:y="5.715cm" presentation:class="outline" presentation:user-transformed="true">
          <draw:text-box>
            <text:list text:style-name="L4">
              <text:list-item>
                <text:p text:style-name="P15"><text:span text:style-name="T1">Для кодирования некоторой последовательности, состоящей из букв A, B, C, решили использовать неравномерный двоичный код, позволяющий однозначно декодировать двоичную последовательность, появляющуюся на приёмной стороне канала связи. Использовали код: A-010, B-101, C-011 . Укажите, каким кодовым словом может быть закодирована буква D. Код должен удовлетворять свойству однозначного декодирования.</text:span></text:p>
              </text:list-item>
              <text:list-item>
                <text:p text:style-name="P15"><text:span text:style-name="T1"/></text:p>
              </text:list-item>
            </text:list>
            <text:list text:style-name="L10">
              <text:list-item>
                <text:p text:style-name="P15"><text:span text:style-name="T1"><text:s text:c="4"/></text:span><text:span text:style-name="T1">10</text:span></text:p>
              </text:list-item>
              <text:list-item>
                <text:p text:style-name="P15"><text:span text:style-name="T1"><text:s text:c="4"/></text:span><text:span text:style-name="T1">0100</text:span></text:p>
              </text:list-item>
              <text:list-item>
                <text:p text:style-name="P15"><text:span text:style-name="T1"><text:s text:c="4"/></text:span><text:span text:style-name="T1">00</text:span></text:p>
              </text:list-item>
              <text:list-item>
                <text:p text:style-name="P15"><text:span text:style-name="T1"><text:s text:c="4"/></text:span><text:span text:style-name="T1">0111</text:span></text:p>
              </text:list-item>
            </text:list>
            <text:list text:style-name="L4">
              <text:list-item>
                <text:p text:style-name="P15"><text:span text:style-name="T1"/></text:p>
              </text:list-item>
            </text:list>
          </draw:text-box>
        </draw:frame>
        <draw:frame presentation:style-name="pr16" draw:text-style-name="P16" draw:layer="layout" svg:width="22.847cm" svg:height="3.727cm" svg:x="1.27cm" svg:y="2.382cm" presentation:class="title" presentation:user-transformed="true">
          <draw:text-box>
            <text:list text:style-name="L4">
              <text:list-item>
                <text:p><text:span text:style-name="T22">Пример сгенерированного задания: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37.359cm" svg:x="0cm" svg:y="-16.757cm" draw:page-number="9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Рассуждения</text:span></text:p>
              </text:list-header>
            </text:list>
          </draw:text-box>
        </draw:frame>
        <draw:frame presentation:style-name="pr17" draw:text-style-name="P2" draw:layer="layout" svg:width="15.729cm" svg:height="1.557cm" svg:x="5.498cm" svg:y="3.399cm" presentation:class="outline" presentation:user-transformed="true">
          <draw:text-box>
            <text:list text:style-name="L1">
              <text:list-header>
                <text:p text:style-name="P17"><text:span text:style-name="T1">Как решать задачу на экзамене?</text:span></text:p>
              </text:list-header>
            </text:list>
          </draw:text-box>
        </draw:frame>
        <draw:frame presentation:style-name="pr17" draw:text-style-name="P19" draw:layer="layout" svg:width="24.765cm" svg:height="13.335cm" svg:x="0cm" svg:y="5.58cm" presentation:class="outline" presentation:user-transformed="true">
          <draw:text-box>
            <text:p text:style-name="P18"><text:span text:style-name="T1">Необходимо отбросить неверные варианты, нарушающие однозначность декодирования:</text:span></text:p>
            <text:p text:style-name="P18"><text:span text:style-name="T1"/></text:p>
            <text:p text:style-name="P18"><text:span text:style-name="T1">1. Новый код не должен быть префиксом существующих кодов:</text:span></text:p>
            <text:list text:style-name="L11">
              <text:list-item>
                <text:list>
                  <text:list-item>
                    <text:p><text:span text:style-name="T1">10 — префикс 00</text:span></text:p>
                    <text:p><text:span text:style-name="T1"/></text:p>
                  </text:list-item>
                </text:list>
              </text:list-item>
            </text:list>
            <text:p><text:span text:style-name="T1"><text:s text:c="6"/></text:span><text:span text:style-name="T1">2. Существующие коды не должны быть префиксами нового:</text:span></text:p>
            <text:list text:continue-numbering="true" text:style-name="L11">
              <text:list-item>
                <text:list>
                  <text:list-item>
                    <text:p><text:span text:style-name="T1">010 — префикс 0100</text:span></text:p>
                  </text:list-item>
                  <text:list-item>
                    <text:p><text:span text:style-name="T1">011 — префикс 011</text:span></text:p>
                  </text:list-item>
                </text:list>
              </text:list-item>
            </text:list>
            <text:p text:style-name="P18"><text:span text:style-name="T1"/></text:p>
            <text:p text:style-name="P18"><text:span text:style-name="T1">Остаётся верный вариант: 00.</text:span></text:p>
            <text:p text:style-name="P18"><text:span text:style-name="T1"/></text:p>
          </draw:text-box>
        </draw:frame>
        <presentation:notes draw:style-name="dp2">
          <draw:page-thumbnail draw:style-name="gr1" draw:layer="layout" svg:width="0.004cm" svg:height="37.359cm" svg:x="0cm" svg:y="-16.748cm" draw:page-number="10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енерация задания</text:span></text:p>
              </text:list-header>
            </text:list>
          </draw:text-box>
        </draw:frame>
        <draw:frame presentation:style-name="pr18" draw:text-style-name="P19" draw:layer="layout" svg:width="22.856cm" svg:height="12.568cm" svg:x="-1cm" svg:y="5.345cm" presentation:class="outline" presentation:user-transformed="true">
          <draw:text-box>
            <text:list text:style-name="L1">
              <text:list-header>
                <text:p text:style-name="P18"><text:span text:style-name="T1">1. Сгенерировать неравномерные коды - ?.</text:span></text:p>
              </text:list-header>
              <text:list-item>
                <text:p text:style-name="P18"><text:span text:style-name="T1">2. Сгенерировать непрвильные ответы.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37.359cm" svg:x="0cm" svg:y="-16.748cm" draw:page-number="11" presentation:class="page"/>
          <draw:frame presentation:style-name="pr3" draw:text-style-name="P20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енерация задания</text:span></text:p>
              </text:list-header>
            </text:list>
          </draw:text-box>
        </draw:frame>
        <draw:frame presentation:style-name="pr18" draw:text-style-name="P19" draw:layer="layout" svg:width="22.856cm" svg:height="12.568cm" svg:x="1.27cm" svg:y="4.445cm" presentation:class="outline" presentation:user-transformed="true">
          <draw:text-box>
            <text:list text:style-name="L1">
              <text:list-header>
                <text:p text:style-name="P18"><text:span text:style-name="T1">Двоичное дерево помогает строить префексные коды:</text:span></text:p>
              </text:list-header>
            </text:list>
          </draw:text-box>
        </draw:frame>
        <draw:g>
          <draw:custom-shape draw:style-name="gr14" draw:text-style-name="P21" draw:id="id4" draw:layer="layout" svg:width="1.368cm" svg:height="1.368cm" svg:x="11.772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draw:id="id1" draw:layer="layout" svg:width="1.368cm" svg:height="1.368cm" svg:x="9.72cm" svg:y="11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5" draw:layer="layout" svg:width="1.368cm" svg:height="1.368cm" svg:x="14.507cm" svg:y="11.039cm">
            <text:p text:style-name="P21"><text:span text:style-name="T2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2" draw:layer="layout" svg:width="1.368cm" svg:height="1.368cm" svg:x="6.985cm" svg:y="15.142cm">
            <text:p text:style-name="P21"><text:span text:style-name="T23">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3" draw:layer="layout" svg:width="1.368cm" svg:height="1.368cm" svg:x="11.772cm" svg:y="15.142cm">
            <text:p text:style-name="P21"><text:span text:style-name="T23">0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layer="layout" draw:type="line" svg:x1="9.92cm" svg:y1="12.207cm" svg:x2="7.669cm" svg:y2="15.142cm" draw:start-shape="id1" draw:start-glue-point="7" draw:end-shape="id2" svg:d="m9920 12207-2251 2935">
            <text:p>0</text:p>
          </draw:connector>
          <draw:connector draw:style-name="gr16" draw:layer="layout" draw:type="line" svg:x1="10.888cm" svg:y1="12.207cm" svg:x2="12.456cm" svg:y2="15.142cm" draw:start-shape="id1" draw:start-glue-point="9" draw:end-shape="id3" draw:end-glue-point="4" svg:d="m10888 12207 1568 2935">
            <text:p>1</text:p>
          </draw:connector>
          <draw:connector draw:style-name="gr16" draw:layer="layout" draw:type="line" svg:x1="11.972cm" svg:y1="8.788cm" svg:x2="10.404cm" svg:y2="11.039cm" draw:start-shape="id4" draw:start-glue-point="7" draw:end-shape="id1" draw:end-glue-point="4" svg:d="m11972 8788-1568 2251">
            <text:p>0</text:p>
          </draw:connector>
          <draw:connector draw:style-name="gr16" draw:layer="layout" draw:type="line" svg:x1="12.94cm" svg:y1="8.788cm" svg:x2="15.191cm" svg:y2="11.039cm" draw:start-shape="id4" draw:start-glue-point="9" draw:end-shape="id5" draw:end-glue-point="4" svg:d="m12940 8788 2251 2251">
            <text:p>1</text:p>
          </draw:connector>
        </draw:g>
        <presentation:notes draw:style-name="dp2">
          <draw:page-thumbnail draw:style-name="gr1" draw:layer="layout" svg:width="0.004cm" svg:height="37.359cm" svg:x="0cm" svg:y="-16.748cm" draw:page-number="12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date-time-name="dtd1">
        <draw:frame presentation:style-name="pr4" draw:text-style-name="P2" draw:layer="layout" svg:width="22.856cm" svg:height="3.736cm" svg:x="1.27cm" svg:y="0.48cm" presentation:class="title" presentation:user-transformed="true">
          <draw:text-box>
            <text:list text:style-name="L1">
              <text:list-header>
                <text:p text:style-name="P4"><text:span text:style-name="T1">Генерация задания</text:span></text:p>
              </text:list-header>
            </text:list>
          </draw:text-box>
        </draw:frame>
        <draw:frame presentation:style-name="pr18" draw:text-style-name="P19" draw:layer="layout" svg:width="22.856cm" svg:height="12.568cm" svg:x="-1cm" svg:y="5.345cm" presentation:class="outline" presentation:user-transformed="true">
          <draw:text-box>
            <text:list text:style-name="L1">
              <text:list-header>
                <text:p text:style-name="P18"><text:span text:style-name="T1">1. Сгенерировать двоичное дерево.</text:span></text:p>
              </text:list-header>
              <text:list-item>
                <text:p text:style-name="P18"><text:span text:style-name="T1">2. Получить коды.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><text:span text:style-name="T1">Сопоставить каждому ребру цифру 0 или 1 так чтобы из одной вершины выходили рёбра с разными метками</text:span></text:p>
                      </text:list-item>
                      <text:list-item>
                        <text:p><text:span text:style-name="T1">Путь от корня к листовой вершине задает уникальную последовательность из 0 и 1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8"><text:span text:style-name="T1">3. Сгенерировать дистракторы.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><text:span text:style-name="T1">Префексы кодов, указанных в задании</text:span></text:p>
                      </text:list-item>
                      <text:list-item>
                        <text:p><text:span text:style-name="T1">Коды, для которых коды указанные в задании являются префиксами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4" draw:text-style-name="P21" draw:id="id9" draw:layer="layout" svg:width="0.983cm" svg:height="0.983cm" svg:x="21.853cm" svg:y="1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draw:id="id6" draw:layer="layout" svg:width="0.983cm" svg:height="0.983cm" svg:x="20.379cm" svg:y="3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10" draw:layer="layout" svg:width="0.983cm" svg:height="0.983cm" svg:x="23.817cm" svg:y="3.725cm">
            <text:p text:style-name="P21"><text:span text:style-name="T2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7" draw:layer="layout" svg:width="0.983cm" svg:height="0.983cm" svg:x="18.415cm" svg:y="6.672cm">
            <text:p text:style-name="P21"><text:span text:style-name="T23">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2" draw:id="id8" draw:layer="layout" svg:width="0.983cm" svg:height="0.983cm" svg:x="21.853cm" svg:y="6.672cm">
            <text:p text:style-name="P21"><text:span text:style-name="T23">0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layer="layout" draw:type="line" svg:x1="20.523cm" svg:y1="4.564cm" svg:x2="19.398cm" svg:y2="7.163cm" draw:start-shape="id6" draw:start-glue-point="7" draw:end-shape="id7" svg:d="m20523 4564-1125 2599">
            <text:p>0</text:p>
          </draw:connector>
          <draw:connector draw:style-name="gr16" draw:layer="layout" draw:type="line" svg:x1="21.218cm" svg:y1="4.564cm" svg:x2="22.345cm" svg:y2="6.672cm" draw:start-shape="id6" draw:start-glue-point="9" draw:end-shape="id8" draw:end-glue-point="4" svg:d="m21218 4564 1127 2108">
            <text:p>1</text:p>
          </draw:connector>
          <draw:connector draw:style-name="gr16" draw:layer="layout" draw:type="line" svg:x1="21.997cm" svg:y1="2.109cm" svg:x2="20.871cm" svg:y2="3.725cm" draw:start-shape="id9" draw:start-glue-point="7" draw:end-shape="id6" draw:end-glue-point="4" svg:d="m21997 2109-1126 1616">
            <text:p>0</text:p>
          </draw:connector>
          <draw:connector draw:style-name="gr16" draw:layer="layout" draw:type="line" svg:x1="22.692cm" svg:y1="2.109cm" svg:x2="24.309cm" svg:y2="3.725cm" draw:start-shape="id9" draw:start-glue-point="9" draw:end-shape="id10" draw:end-glue-point="4" svg:d="m22692 2109 1617 1616">
            <text:p>1</text:p>
          </draw:connector>
        </draw:g>
        <presentation:notes draw:style-name="dp2">
          <draw:page-thumbnail draw:style-name="gr1" draw:layer="layout" svg:width="0.004cm" svg:height="37.359cm" svg:x="0cm" svg:y="-16.748cm" draw:page-number="13" presentation:class="page"/>
          <draw:frame presentation:style-name="pr3" draw:text-style-name="P20" draw:layer="layout" svg:width="15.214cm" svg:height="11.406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date-time-name="dtd1">
        <draw:frame presentation:style-name="pr4" draw:text-style-name="P2" draw:layer="layout" svg:width="22.851cm" svg:height="3.736cm" svg:x="1.269cm" svg:y="0.48cm" presentation:class="title" presentation:user-transformed="true">
          <draw:text-box>
            <text:list text:style-name="L1">
              <text:list-header>
                <text:p text:style-name="P4"><text:span text:style-name="T1">Заключение</text:span></text:p>
              </text:list-header>
            </text:list>
          </draw:text-box>
        </draw:frame>
        <draw:frame presentation:style-name="pr18" draw:text-style-name="P2" draw:layer="layout" svg:width="22.851cm" svg:height="12.568cm" svg:x="1.15cm" svg:y="4.498cm" presentation:class="outline" presentation:user-transformed="true">
          <draw:text-box>
            <text:list text:style-name="L1">
              <text:list-header>
                <text:p text:style-name="P6"><text:span text:style-name="T1">В процессе выполнения курсовой работы мною был доработан существующий открытый проект - система генерации тестовых заданий ЕГЭ. В неё были добавлены генераторы новых типов заданий, и доработаны существующие, что значительно увеличило актуальность системы.</text:span></text:p>
                <text:p text:style-name="P6"><text:span text:style-name="T1">Написанный мной генераторы использовались в ходе проведения сертификации по ЕГЭ Весеннего турнира юных программистов в мае 2012г</text:span></text:p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0.004cm" svg:height="37.36cm" svg:x="0cm" svg:y="-16.753cm" draw:page-number="14" presentation:class="page"/>
          <draw:frame presentation:style-name="pr3" draw:layer="layout" svg:width="15.214cm" svg:height="11.40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5DE00000467DCE98BFB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99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22pt" style:font-style-asian="normal" style:font-weight-asian="normal" style:font-family-complex="'MS Gothic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1pt" fo:font-style="normal" fo:text-shadow="none" style:text-underline-style="none" fo:font-weight="bold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99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22pt" style:font-style-asian="normal" style:font-weight-asian="normal" style:font-family-complex="'MS Gothic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bcbcbc" fo:font-family="'Times New Roman'" style:font-family-generic="roman" style:font-pitch="variable" fo:font-size="12pt" fo:language="ru" fo:country="RU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bcbcb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4cm" svg:height="3.705cm" svg:x="1.27cm" svg:y="0.485cm" presentation:class="title" presentation:placeholder="true">
        <draw:text-box/>
      </draw:frame>
      <draw:frame presentation:style-name="Default-outline1" draw:layer="backgroundobjects" svg:width="22.834cm" svg:height="12.573cm" svg:x="1.27cm" svg:y="4.445cm" presentation:class="outline" presentation:placeholder="true">
        <draw:text-box/>
      </draw:frame>
      <draw:frame presentation:style-name="Mpr1" draw:layer="backgroundobjects" svg:width="5.9cm" svg:height="1.023cm" svg:x="1.27cm" svg:y="17.78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091cm" svg:height="1.023cm" svg:x="22.012cm" svg:y="17.78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37.36cm" svg:x="-0.001cm" svg:y="-16.763cm" presentation:class="page"/>
        <draw:frame presentation:style-name="Default-notes" draw:layer="backgroundobjects" svg:width="15.214cm" svg:height="11.405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34cm" svg:height="3.705cm" svg:x="1.27cm" svg:y="0.485cm" presentation:class="title" presentation:placeholder="true">
        <draw:text-box/>
      </draw:frame>
      <draw:frame presentation:style-name="Title1-outline1" draw:layer="backgroundobjects" svg:width="22.834cm" svg:height="12.573cm" svg:x="1.27cm" svg:y="4.445cm" presentation:class="outline" presentation:placeholder="true">
        <draw:text-box/>
      </draw:frame>
      <draw:frame presentation:style-name="Mpr2" draw:text-style-name="MP6" draw:layer="backgroundobjects" svg:width="5.9cm" svg:height="0.989cm" svg:x="1.27cm" svg:y="17.823cm" presentation:class="date-time">
        <draw:text-box>
          <text:list text:style-name="ML2">
            <text:list-header>
              <text:p text:style-name="MP5"><text:span text:style-name="MT3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8cm" svg:x="8.678cm" svg:y="17.56cm">
        <text:p/>
        <draw:enhanced-geometry svg:viewBox="0 0 21600 21600" draw:type="mso-spt202" draw:enhanced-path="M 0 0 L 21600 0 21600 21600 0 21600 0 0 Z N"/>
      </draw:custom-shape>
      <draw:frame presentation:style-name="Mpr3" draw:text-style-name="MP8" draw:layer="backgroundobjects" svg:width="2.091cm" svg:height="0.989cm" svg:x="22.012cm" svg:y="17.823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1cm" svg:height="37.36cm" svg:x="-0.001cm" svg:y="-16.763cm" presentation:class="page"/>
        <draw:frame presentation:style-name="Title1-notes" draw:layer="backgroundobjects" svg:width="15.214cm" svg:height="11.405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Слайд 1</dc:title>
    <meta:creation-date>2010-12-24T04:37:31</meta:creation-date>
    <dc:date>2012-07-10T12:32:20</dc:date>
    <meta:editing-cycles>14</meta:editing-cycles>
    <meta:editing-duration>PT06H26M04S</meta:editing-duration>
    <meta:generator>OpenOffice.org/3.2$Linux OpenOffice.org_project/320m19$Build-9505</meta:generator>
    <meta:document-statistic meta:object-count="136"/>
  </office:meta>
</office:document-meta>
</file>